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9892586_2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9892586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2586_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9892586_3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2586_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9892586_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888_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9848888_1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1303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9841303_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1303_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9841303_2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4316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9164316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31256_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9431256_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31256_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9431256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9593 &amp; Supplementary Append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9429593 &amp; Supplementary Append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15145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9415145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15145_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29415145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13502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9413502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06853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9406853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338762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9338762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307087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9307087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307087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9307087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29934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9299340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263150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9263150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263150_3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9263150_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51034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9151034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51034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9151034_2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51034_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29151034_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51034_4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9151034_4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51034_5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9151034_5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6124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9146124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6124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9146124_2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5215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9145215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5215_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9145215_3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3919_1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9143919_1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43919_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9143919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32880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9132880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32880_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9132880_2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32879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913287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32879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9132879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103664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9103664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84736_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9084736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84736_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29084736_2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73947_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9073947_1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28981 &amp; Supplementary Append_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9028981 &amp; Supplementary Append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28981 &amp; Supplementary Append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9028981 &amp; Supplementary Append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028981 &amp; Supplementary Append_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9028981 &amp; Supplementary Append_3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75241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8975241_1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75241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8975241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72004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8972004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72004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8972004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72004_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8972004_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48656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8948656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48656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8948656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48656_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8948656_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21862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8921862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21862_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28921862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0237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8910237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0237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8910237_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5478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8905478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5478_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28905478_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5478_3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28905478_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4068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8904068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4068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8904068_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3864 &amp; Supplementary Append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8903864 &amp; Supplementary Append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2593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8902593 &amp; Supplementary Append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02593 &amp; Supplementary Append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8902593 &amp; Supplementary Append_2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93134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8893134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93134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8893134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77027 &amp; Supplementary Append_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28877027 &amp; Supplementary Append_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77027 &amp; Supplementary Append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8877027 &amp; Supplementary Append_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54085_1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8854085_1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54085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8854085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7206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8847206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7206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8847206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4990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8844990_1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4990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8844990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4192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8844192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44192_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28844192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01539_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8801539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01539_2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8801539_2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0132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8720132 &amp; Supplementary Append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0132 &amp; Supplementary Append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8720132 &amp; Supplementary Append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0132 &amp; Supplementary Append_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8720132 &amp; Supplementary Append_3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66775_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28666775_1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66775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8666775_2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66775_3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8666775_3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36754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8636754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36754_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8636754_2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05608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8605608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05608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8605608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558833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8558833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73423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8473423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73423_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28473423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67869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8467869 &amp; Supplementary Append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2746_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28432746_2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16587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8416587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16587_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8416587_2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05473 &amp; Supplementary Append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8405473 &amp; Supplementary Append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02745_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8402745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02745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8402745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6990_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28386990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6990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8386990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6990_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8386990_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6035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8386035_1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6035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8386035_2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85353 &amp; Supplementary Append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8385353 &amp; Supplementary Append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16279 &amp; Supplamentary Append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8316279 &amp; Supplamentary Append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16279 &amp; Supplamentary Append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8316279 &amp; Supplamentary Append_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79891_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28279891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78391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8278391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78391_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8278391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78391_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8278391_3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63812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8263812_1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63812_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8263812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46237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8246237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46237_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8246237_2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7263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8237263_1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7263_2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8237263_2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7263_3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28237263_3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1942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8231942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1942_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8231942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31942_3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28231942_3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15362 &amp; Supplementary Append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8215362 &amp; Supplementary Append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15362 &amp; Supplementary Append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8215362 &amp; Supplementary Append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53828 &amp; Supplementary Append_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8153828 &amp; Supplementary Append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53828 &amp; Supplementary Append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8153828 &amp; Supplementary Append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18533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8118533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18533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8118533_2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35868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8035868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35868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8035868_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93292 &amp; Supplementary Append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7993292 &amp; Supplementary Append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93292 &amp; Supplementary Append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7993292 &amp; Supplementary Append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93292 &amp; Supplementary Append_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7993292 &amp; Supplementary Append_3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65257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965257 &amp; Supplementary Append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65257 &amp; Supplementary Append_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27965257 &amp; Supplementary Append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56003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7956003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46344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7846344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46344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7846344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42179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784217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42179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7842179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65312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7765312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44141_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7744141_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42728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7742728_1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42728_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7742728_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15335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715335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08114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708114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08114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7708114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89735 &amp; Supplementary Append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689735 &amp; Supplementary Append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84308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684308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84308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684308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59566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659566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59566_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27659566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47847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7647847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47847_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27647847_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19750_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7619750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19750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7619750_2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9408 &amp; Supplementary Append_1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27609408 &amp; Supplementary Append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9406 &amp; Supplementary Append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7609406 &amp; Supplementary Append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81531 &amp; Supplementary Append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581531 &amp; Supplementary Append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81531 &amp; Supplementary Append_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27581531 &amp; Supplementary Append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76775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576775 &amp; Supplementary Append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76775 &amp; Supplementary Append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7576775 &amp; Supplementary Append_2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76774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7576774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76774_2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7576774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02582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502582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02307_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7502307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02307_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7502307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93790_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27493790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84756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7484756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84756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7484756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65265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7465265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65265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7465265_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37883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7437883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37883_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7437883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18597 &amp; Supplementary Append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7418597 &amp; Supplementary Append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18597 &amp; Supplementary Append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418597 &amp; Supplementary Append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95349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7395349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95349_3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27395349_3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54044_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7354044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54044_2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7354044_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35114 &amp; Supplementary Append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7335114 &amp; Supplementary Append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6465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316465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3282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7313282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3282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7313282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95427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7295427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95427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295427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15502 &amp; Supplementary Append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7215502 &amp; Supplementary Append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215502 &amp; Supplementary Append_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7215502 &amp; Supplementary Append_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81606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7181606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81606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181606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65179 &amp; Supplementary Append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7165179 &amp; Supplementary Append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44849_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27144849_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44849_3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7144849_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44849_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7144849_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144849_5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7144849_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6162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7046162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6160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7046160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6159 &amp; Supplementary Append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7046159 &amp; Supplementary Append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3082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7043082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3082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7043082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33025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7033025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33025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7033025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28914 &amp; Supplementary Append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7028914 &amp; Supplementary Append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28914 &amp; Supplementary Append_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27028914 &amp; Supplementary Append_2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94121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6994121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86418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6886418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86418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886418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92812 &amp; Supplementary Append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6792812 &amp; Supplementary Append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92812 &amp; Supplementary Append_2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26792812 &amp; Supplementary Append_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62525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6762525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62525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762525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62481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6762481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7037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6747037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7037_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6747037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7037_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6747037_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4025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6744025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4025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744025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04701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6704701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04701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6704701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99168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6699168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99168_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26699168_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81720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6681720_1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81720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6681720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53621_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6653621_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53621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6653621_2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27989_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6627989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27989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6627989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8678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6586780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86780_2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6586780_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80237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6580237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80237_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6580237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47918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6547918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41915_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6541915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41915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541915_2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470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6524706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4706_2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6524706_2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4706_3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26524706_3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3993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523993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3993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6523993_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23993_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6523993_3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91109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6491109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71380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6471380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22723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6422723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22723_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6422723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00827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6400827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00827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6400827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00827_3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26400827_3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78978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6378978_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78978_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26378978_2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78978_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6378978_3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58285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6358285_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58285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6358285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38971_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6338971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38971_2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26338971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30422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6330422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30422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6330422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21103_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6321103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321103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6321103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75429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627542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75429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6275429_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71059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6271059_1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71059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6271059_2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238672_1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26238672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79619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179619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79619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6179619_2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5126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6151264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51264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6151264_2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9005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6139005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9005_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26139005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5703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6135703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5703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6135703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2939_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6132939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2939_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6132939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2939_3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26132939_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2939_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132939_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21561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6121561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21561_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6121561_2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82625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6082625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82625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6082625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9896_1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6059896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9896_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26059896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2984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6052984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2984_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6052984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27630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6027630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27630_2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6027630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52208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5852208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92124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5792124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92124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5792124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87199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5787199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73268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5773268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73268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5773268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58769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758769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58769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758769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743173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5743173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98905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698905_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98905_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5698905_2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98905_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5698905_3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8146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681464_1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81464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5681464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70362_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5670362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70362_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25670362_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37937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5637937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37937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5637937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92197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592197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92197_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5592197_2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73406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5573406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73406_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25573406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52421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552421_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52421_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5552421_2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52421_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5552421_3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52421_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5552421_4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23533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5523533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523533_2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5523533_2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90706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490706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90706_2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5490706_2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75110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5475110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75110_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25475110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65417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5465417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65417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5465417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65416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5465416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65416_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5465416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99658_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5399658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99658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5399658_2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9927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399274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99274_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5399274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67713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5367713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67713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367713_2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52655_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5352655_1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52655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352655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52655_3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5352655_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52655_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5352655_4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82519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5282519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77614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5277614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48764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5248764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248764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5248764_2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89213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5189213_1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89213_2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25189213_2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7613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176136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76136_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25176136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75921 &amp; Supplementary Append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175921 &amp; Supplementary Append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75921 &amp; Supplementary Append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5175921 &amp; Supplementary Append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75921 &amp; Supplementary Append_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5175921 &amp; Supplementary Append_3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61043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5161043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61043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5161043_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37988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5037988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37988_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25037988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37988_3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5037988_3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31188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5031188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31188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5031188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98834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4898834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98834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4898834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98834_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4898834_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64227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4664227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64227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4664227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96459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459645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96459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4596459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83720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4383720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83720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4383720_2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14123_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24314123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53831 &amp; Supplementary Append_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24253831 &amp; Supplementary Append_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53831 &amp; Supplementary Append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4253831 &amp; Supplementary Append_2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53831 &amp; Supplementary Append_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4253831 &amp; Supplementary Append_3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47616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4247616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47616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4247616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47616_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4247616_3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4556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4245566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45566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4245566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6457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4206457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206457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4206457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84169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4184169_1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84169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4184169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56566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4156566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56566_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156566_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20253_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24120253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20253_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120253_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97439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4097439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97439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4097439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76283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4076283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76283_2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24076283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7881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4067881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7431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4067431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7431_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24067431_2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64932 &amp; Supplementary Append_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23964932 &amp; Supplementary Append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64932 &amp; Supplementary Append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3964932 &amp; Supplementary Append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63895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3963895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63895_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3963895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9985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3909985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09985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3909985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33198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3733198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33198_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3733198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14653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3714653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14653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3714653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06759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3706759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06759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3706759_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656980_1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23656980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64916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3564916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64916_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23564916_3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64916_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23564916_4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0027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3500276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00237_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3500237_1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3396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3473396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3396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3473396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3369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347336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1469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3471469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1469_2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3471469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71469_3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3471469_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65037_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3465037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65037_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23465037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39726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3339726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39726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3339726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307827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23307827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16615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3216615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16615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3216615_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9601 &amp; Supplementary Append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3129601 &amp; Supplementary Append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9601 &amp; Supplementary Append_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3129601 &amp; Supplementary Append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8104_1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23128104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8104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3128104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1439 &amp; Summplementary Appen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3121439 &amp; Summplementary Appen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1439 &amp; Summplementary Appen_2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23121439 &amp; Summplementary Appen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21439 &amp; Summplementary Appen_3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23121439 &amp; Summplementary Appen_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10471_2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23110471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10471_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23110471_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40830_1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23040830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40830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3040830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40830_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3040830_3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40830_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3040830_4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40786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3040786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2065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3020650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020650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3020650_2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32716 &amp; Supplementary Append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2932716 &amp; Supplementary Append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32716 &amp; Supplementary Append_2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22932716 &amp; Supplementary Append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3893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2913893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3893_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22913893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873530 &amp; Supplementary Append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2873530 &amp; Supplementary Append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99613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2799613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99613_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22799613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47613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2747613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38922_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22738922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38922_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22738922_2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704916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2704916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8641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2686416_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86416_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2686416_3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76673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2576673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76673_2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2576673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7364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2573644_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73644_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22573644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44891_1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22544891_1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44891_2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22544891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04093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2504093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3427 &amp; Supplementary Append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2443427 &amp; Supplementary Append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3427 &amp; Supplementary Append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2443427 &amp; Supplementary Append_2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3427 &amp; Supplementary Append_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2443427 &amp; Supplementary Append_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69287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2369287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69287_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22369287_2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34149_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2234149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234149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2234149_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77371_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22177371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77371_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22177371_2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816478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1816478_1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80946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21780946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80946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1780946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82834_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1682834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82834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1682834_2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73005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21673005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73005_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1673005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45018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1645018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4201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1642014_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42014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21642014_2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42014_3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21642014_3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27828_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1627828_1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96364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1596364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45947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21545947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74646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1474646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74646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1474646_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64051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1464051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64051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1464051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54723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1454723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32627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1332627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32627_2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21332627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32627_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21332627_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27674 &amp; Supplementary Append_1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21227674 &amp; Supplementary Append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09123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21209123_1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09123_2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21209123_2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74145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1174145_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74145_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21174145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28814 &amp; Supplementary Append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21128814 &amp; Supplementary Append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28814 &amp; Supplementary Append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1128814 &amp; Supplementary Append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28814 &amp; Supplementary Append_3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21128814 &amp; Supplementary Append_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18495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1118495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60071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1060071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060071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21060071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25544_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20925544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83926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0883926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83926_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20883926_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83926_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0883926_3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0150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20801500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01500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0801500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85748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0685748_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85748_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20685748_2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1900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0621900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1900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0621900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0037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0620037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0037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0620037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06150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0606150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8259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0582594_1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82594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20582594_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1747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0491747_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7050_1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20487050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7050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20487050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4828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20484828_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69975_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20469975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69975_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20469975_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63178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20463178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29821_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20429821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18083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20418083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18083_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20418083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3175 &amp; Supplementary Append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20393175 &amp; Supplementary Append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3175 &amp; Supplementary Append_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20393175 &amp; Supplementary Append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3175 &amp; Supplementary Append_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20393175 &amp; Supplementary Append_3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3175 &amp; Supplementary Append_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20393175 &amp; Supplementary Append_4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85930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20385930_2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57382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20357382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57382_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20357382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57382_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357382_3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5012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0185012_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1997_1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20151997_1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1997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20151997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17888_2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19917888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17888_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9917888_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17888_4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19917888_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15221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9915221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0525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9850525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0525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850525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0248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9850248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0248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19850248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0248_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9850248_3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47908_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19847908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51115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19751115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51115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9751115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26772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19726772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26772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9726772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17850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9717850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17850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9717850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16598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19716598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16598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19716598_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88336_1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19688336_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88336_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19688336_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83639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9683639_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60610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9660610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447387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9447387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447387_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19447387_2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447387_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19447387_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443528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9443528_1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443528_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19443528_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89561_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19389561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69667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9369667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69667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9369667_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49325_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19349325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49325_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9349325_2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32467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9332467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332467_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19332467_2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01775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9201775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90658_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19190658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66691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9166691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39391_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19139391_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39391_2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9139391_2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25778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9125778_1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25778_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19125778_2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97665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9097665_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97665_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9097665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26303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9026303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01508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19001508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001508_2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19001508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36213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8836213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36213_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18836213_2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36213_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18836213_3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35953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8835953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35953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8835953_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23986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8823986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823986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8823986_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7090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8757090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7090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8757090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7089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1875708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7089_2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8757089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3639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8753639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3639_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18753639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3639_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8753639_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3638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8753638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53638_2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18753638_2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67204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8667204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57652_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18657652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57652_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8657652_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15004_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18615004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15004_2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18615004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93517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8593517_1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93517_2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18593517_2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39916_1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18539916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39916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539916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37526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18537526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37526_2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18537526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99565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18499565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99565_2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18499565_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98915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18498915_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98915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8498915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98915_3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8498915_3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79744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8479744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51347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8451347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451347_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18451347_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98080_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18398080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98080_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18398080_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81571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8381571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81571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8381571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75982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8375982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75982_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18375982_2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39679_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18339679_1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39679_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18339679_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326958_1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18326958_1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23031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8223031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23031_2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18223031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23031_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18223031_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9798_1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18199798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9798_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18199798_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2039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8172039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2039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8172039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2039_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8172039_3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4675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18094675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4675_2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18094675_2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4675_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18094675_3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4675_4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8094675_4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84166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7984166_1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84166_2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17984166_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65963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17765963_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65963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765963_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634459_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17634459_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560879_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7560879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70824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17470824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70824_2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7470824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70434_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17470434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70434_2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17470434_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56819_1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17456819_1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398308_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7398308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398308_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17398308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324131_1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17324131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292766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7292766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292766_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17292766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244641_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17244641_1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45742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7145742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45742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7145742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13426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7113426_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13426_2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17113426_2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7378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7097378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7378_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7097378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60377_1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17060377_1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60377_3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17060377_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58629_1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17058629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58629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7058629_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11942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17011942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11942_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17011942_2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905022_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6905022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905022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6905022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14187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6714187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304_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16709304_1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304_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16709304_2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304_3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16709304_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304_4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16709304_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72114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6572114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72114_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572114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33938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6533938_1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33938_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16533938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495392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6495392_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0589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6380589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0589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6380589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51668_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16351668_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51668_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16351668_2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7322_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6267322_1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14597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6214597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14597_2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6214597_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14597_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6214597_3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98891_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5998891_1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98891_2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5998891_2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98890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5998890_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98890_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5998890_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24587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5924587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24587_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15924587_2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81429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5781429_1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81429_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15781429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58000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5758000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58000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5758000_2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53114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5753114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53114_2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5753114_2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59722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5659722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59722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5659722_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39688_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5639688_1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90586_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15590586_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90586_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5590586_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90586_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5590586_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90586_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15590586_4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79515_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15579515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79515_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5579515_2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81674_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5381674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81674_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15381674_2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724302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4724302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724302_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14724302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57064_1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14657064_1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57064_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4657064_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06118_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14506118_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13116_1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12813116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03733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2803733_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03733_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12803733_2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03733_3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12803733_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03733_4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12803733_4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03733_5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12803733_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01075_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12601075_1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01075_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12601075_2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56232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12456232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56232_2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12456232_2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56232_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456232_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05648_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12205648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05648_2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12205648_2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48888_1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11948888_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42551_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11442551_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42551_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1442551_2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19425_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1419425_1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19425_2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11419425_2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6365_1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10636365_1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8259_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438259_2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1:.B722])" office:value-type="float" office:value="0.705360110803323" calcext:value-type="float">
            <text:p>0.705360110803323</text:p>
          </table:table-cell>
          <table:table-cell table:number-columns-repeated="2"/>
          <table:table-cell table:formula="of:=AVERAGE([.E1:.E722])" office:value-type="float" office:value="0.720193905817175" calcext:value-type="float">
            <text:p>0.720193905817175</text:p>
          </table:table-cell>
          <table:table-cell/>
          <table:table-cell table:formula="of:=TTEST([.B1:.B722];[.E1:.E722];1;1)" office:value-type="float" office:value="0.00236820681612863" calcext:value-type="float">
            <text:p>0.002368206816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06:45:53.974471267</dc:date>
    <meta:editing-duration>PT10H34M54S</meta:editing-duration>
    <meta:editing-cycles>1</meta:editing-cycles>
    <meta:document-statistic meta:table-count="1" meta:cell-count="2891" meta:object-count="0"/>
    <meta:generator>LibreOffice/6.2.4.2$Linux_X86_64 LibreOffice_project/20$Build-2</meta:generator>
  </office:meta>
</office:document-meta>
</file>